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1cm" draw:fill="none" draw:textarea-vertical-align="middle"/>
    </style:style>
    <style:style style:name="gr6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1cm" draw:textarea-vertical-align="middl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80" draw:marker-start="Arrow" draw:marker-start-width="0.1cm" draw:textarea-vertical-align="middle"/>
    </style:style>
    <style:style style:name="gr10" style:family="graphic" style:parent-style-name="objectwithoutfill">
      <style:graphic-properties svg:stroke-color="#00008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1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485cm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color="#000080" draw:marker-end="Arrow" draw:marker-end-width="0.1cm" draw:fill="none" draw:textarea-vertical-align="middle"/>
    </style:style>
    <style:style style:name="gr1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dash" draw:stroke-dash="Ultrafine_20_Dashed" draw:marker-end="Arrow" draw:marker-end-width="0.1cm" draw:fill="none" draw:textarea-vertical-align="middle"/>
    </style:style>
    <style:style style:name="gr20" style:family="graphic" style:parent-style-name="standard">
      <style:graphic-properties draw:stroke="dash" draw:stroke-dash="Ultrafine_20_Dashed" draw:fill="solid" draw:fill-color="#ffff66" draw:textarea-horizontal-align="justify" draw:textarea-vertical-align="middle" draw:auto-grow-height="false"/>
    </style:style>
    <style:style style:name="gr21" style:family="graphic" style:parent-style-name="objectwithoutfill">
      <style:graphic-properties draw:marker-start="Arrow" draw:marker-start-width="0.1cm" draw:marker-end="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Linux Libertine Display O'" style:font-pitch="variable"/>
    </style:style>
    <style:style style:name="P3" style:family="paragraph">
      <style:paragraph-properties fo:text-align="center"/>
      <style:text-properties fo:font-family="'Linux Libertine Display O'" style:font-style-name="Standard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Linux Libertine Display O'" style:font-pitch="variable"/>
    </style:style>
    <style:style style:name="P5" style:family="paragraph">
      <style:text-properties fo:color="#000080" fo:font-family="'Linux Libertine Display O'" style:font-pitch="variable" fo:font-size="8pt" style:font-size-asian="8pt" style:font-size-complex="8pt"/>
    </style:style>
    <style:style style:name="P6" style:family="paragraph">
      <style:paragraph-properties fo:line-height="100%" fo:text-align="end"/>
      <style:text-properties fo:font-family="'Linux Libertine Display O'" style:font-pitch="variable"/>
    </style:style>
    <style:style style:name="P7" style:family="paragraph">
      <style:text-properties fo:color="#000000" fo:font-family="'Linux Libertine Display O'" style:font-pitch="variable" fo:font-size="6pt" style:font-size-asian="6pt" style:font-size-complex="6pt"/>
    </style:style>
    <style:style style:name="P8" style:family="paragraph">
      <style:text-properties fo:color="#000000" fo:font-family="'Linux Libertine Display O'" style:font-pitch="variable" fo:font-size="8pt" style:font-size-asian="8pt" style:font-size-complex="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P11" style:family="paragraph">
      <style:paragraph-properties fo:line-height="100%" fo:text-align="start"/>
      <style:text-properties fo:font-family="'Linux Libertine Display O'" style:font-pitch="variable"/>
    </style:style>
    <style:style style:name="P12" style:family="paragraph">
      <style:paragraph-properties fo:text-align="center"/>
      <style:text-properties fo:font-family="'Linux Libertine Display O'" style:font-pitch="variable" fo:font-size="10pt" style:font-size-asian="10pt" style:font-size-complex="10pt"/>
    </style:style>
    <style:style style:name="T1" style:family="text">
      <style:text-properties fo:font-family="'Linux Libertine Display O'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80" fo:font-family="'Linux Libertine Display O'" style:font-pitch="variable" fo:font-size="8pt" style:font-size-asian="8pt" style:font-size-complex="8pt"/>
    </style:style>
    <style:style style:name="T4" style:family="text">
      <style:text-properties fo:color="#000000" fo:font-family="'Linux Libertine Display O'" style:font-pitch="variable" fo:font-size="6pt" style:font-size-asian="6pt" style:font-size-complex="6pt"/>
    </style:style>
    <style:style style:name="T5" style:family="text">
      <style:text-properties fo:color="#000000" fo:font-family="'Linux Libertine Display O'" style:font-pitch="variable" fo:font-size="8pt" style:font-size-asian="8pt" style:font-size-complex="8pt"/>
    </style:style>
    <style:style style:name="T6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2.6cm" svg:x="6.6cm" svg:y="4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cm" svg:height="0.975cm" svg:x="6.5cm" svg:y="4.5cm">
          <draw:text-box>
            <text:p text:style-name="P2"><text:span text:style-name="T1">Main thread</text:span></text:p>
          </draw:text-box>
        </draw:frame>
        <draw:custom-shape draw:style-name="gr3" draw:text-style-name="P3" draw:layer="layout" svg:width="1.1cm" svg:height="0.6cm" draw:transform="rotate (1.5707963267949) translate (15.6cm 4.9cm)">
          <text:p text:style-name="P3"><text:span text:style-name="T2">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draw:transform="rotate (1.5707963267949) translate (16.5cm 4.9cm)">
          <text:p text:style-name="P3"><text:span text:style-name="T2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draw:transform="rotate (1.5707963267949) translate (17.5cm 4.9cm)">
          <text:p text:style-name="P3"><text:span text:style-name="T2">R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1.8cm" svg:height="1.6cm" svg:x="13.5cm" svg:y="1cm">
          <text:p text:style-name="P1"><text:span text:style-name="T1">Client applica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9cm" svg:y1="2.6cm" svg:x2="15.9cm" svg:y2="3.8cm">
          <text:p/>
        </draw:line>
        <draw:line draw:style-name="gr5" draw:text-style-name="P1" draw:layer="layout" svg:x1="16.8cm" svg:y1="2.6cm" svg:x2="16.8cm" svg:y2="3.8cm">
          <text:p/>
        </draw:line>
        <draw:line draw:style-name="gr6" draw:text-style-name="P1" draw:layer="layout" svg:x1="17.8cm" svg:y1="2.6cm" svg:x2="17.8cm" svg:y2="3.8cm">
          <text:p/>
        </draw:line>
        <draw:line draw:style-name="gr7" draw:text-style-name="P1" draw:layer="layout" svg:x1="15.9cm" svg:y1="4.9cm" svg:x2="15.9cm" svg:y2="5.3cm">
          <text:p/>
        </draw:line>
        <draw:line draw:style-name="gr7" draw:text-style-name="P1" draw:layer="layout" svg:x1="16.8cm" svg:y1="4.9cm" svg:x2="16.8cm" svg:y2="5.3cm">
          <text:p/>
        </draw:line>
        <draw:line draw:style-name="gr7" draw:text-style-name="P1" draw:layer="layout" svg:x1="17.8cm" svg:y1="4.9cm" svg:x2="17.8cm" svg:y2="5.3cm">
          <text:p/>
        </draw:line>
        <draw:line draw:style-name="gr5" draw:text-style-name="P1" draw:layer="layout" svg:x1="17.8cm" svg:y1="5.3cm" svg:x2="15.1cm" svg:y2="5.3cm">
          <text:p/>
        </draw:line>
        <draw:custom-shape draw:style-name="gr8" draw:text-style-name="P3" draw:layer="layout" svg:width="4.4cm" svg:height="1cm" svg:x="10.7cm" svg:y="4.9cm">
          <text:p text:style-name="P3"><text:span text:style-name="T2">Request</text:span></text:p>
          <text:p text:style-name="P3"><text:span text:style-name="T2">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8cm" svg:y1="4.9cm" svg:x2="18cm" svg:y2="5.5cm">
          <text:p/>
        </draw:line>
        <draw:line draw:style-name="gr10" draw:text-style-name="P1" draw:layer="layout" svg:x1="15.1cm" svg:y1="5.5cm" svg:x2="18cm" svg:y2="5.5cm">
          <text:p/>
        </draw:line>
        <draw:frame draw:style-name="gr11" draw:text-style-name="P5" draw:layer="layout" svg:width="3.7cm" svg:height="0.895cm" svg:x="14.9cm" svg:y="5.4cm">
          <draw:text-box>
            <text:p text:style-name="P5"><text:span text:style-name="T3">Server Info &amp; ASYNC replies</text:span></text:p>
          </draw:text-box>
        </draw:frame>
        <draw:custom-shape draw:style-name="gr8" draw:text-style-name="P3" draw:layer="layout" svg:width="2.4cm" svg:height="0.9cm" svg:x="16cm" svg:y="6.3cm">
          <text:p text:style-name="P3"><text:span text:style-name="T2">Reply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draw:transform="rotate (1.5707963267949) translate (17.8cm 8.1cm)">
          <text:p text:style-name="P3"><text:span text:style-name="T2">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8.1cm" svg:y1="4.8cm" svg:x2="18.3cm" svg:y2="4.8cm">
          <text:p/>
        </draw:line>
        <draw:line draw:style-name="gr10" draw:text-style-name="P1" draw:layer="layout" svg:x1="18.3cm" svg:y1="4.8cm" svg:x2="18.3cm" svg:y2="7cm">
          <text:p/>
        </draw:line>
        <draw:custom-shape draw:style-name="gr12" draw:text-style-name="P1" draw:layer="layout" svg:width="9.7cm" svg:height="2.6cm" svg:x="16.8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7cm" svg:height="1.699cm" svg:x="17.1cm" svg:y="9.9cm">
          <draw:text-box>
            <text:p text:style-name="P6"><text:span text:style-name="T1">Update worker threads (multiple)</text:span></text:p>
          </draw:text-box>
        </draw:frame>
        <draw:custom-shape draw:style-name="gr3" draw:text-style-name="P3" draw:layer="layout" svg:width="1.1cm" svg:height="0.6cm" draw:transform="rotate (1.5707963267949) translate (16.9cm 10.8cm)">
          <text:p text:style-name="P3"><text:span text:style-name="T2">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draw:transform="rotate (1.5707963267949) translate (14.9cm 8.1cm)">
          <text:p text:style-name="P3"><text:span text:style-name="T2">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cm" svg:y1="7.6cm" svg:x2="17cm" svg:y2="9.7cm">
          <text:p/>
        </draw:line>
        <draw:line draw:style-name="gr9" draw:text-style-name="P1" draw:layer="layout" svg:x1="14.9cm" svg:y1="7cm" svg:x2="14.9cm" svg:y2="5.9cm">
          <text:p/>
        </draw:line>
        <draw:custom-shape draw:style-name="gr3" draw:text-style-name="P3" draw:layer="layout" svg:width="1.1cm" svg:height="0.6cm" draw:transform="rotate (1.5707963267949) translate (17.8cm 10.8cm)">
          <text:p text:style-name="P3"><text:span text:style-name="T2">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8.1cm" svg:y1="8.1cm" svg:x2="18.1cm" svg:y2="9.7cm">
          <text:p/>
        </draw:line>
        <draw:frame draw:style-name="gr13" draw:text-style-name="P7" draw:layer="layout" svg:width="2cm" svg:height="0.735cm" draw:transform="rotate (1.5707963267949) translate (16.6cm 9.5cm)">
          <draw:text-box>
            <text:p text:style-name="P7"><text:span text:style-name="T4">Update Requests</text:span></text:p>
            <text:p text:style-name="P7"><text:span text:style-name="T4">Delete Requests</text:span></text:p>
          </draw:text-box>
        </draw:frame>
        <draw:custom-shape draw:style-name="gr14" draw:text-style-name="P3" draw:layer="layout" svg:width="3.1cm" svg:height="1cm" svg:x="16.9cm" svg:y="11.4cm">
          <text:p text:style-name="P3"><text:span text:style-name="T2">Batch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5.4cm" svg:height="2.6cm" svg:x="22.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7cm" svg:y1="7.6cm" svg:x2="15.5cm" svg:y2="7.6cm">
          <text:p/>
        </draw:line>
        <draw:line draw:style-name="gr5" draw:text-style-name="P1" draw:layer="layout" svg:x1="17.2cm" svg:y1="10.8cm" svg:x2="17.2cm" svg:y2="11.4cm">
          <text:p/>
        </draw:line>
        <draw:line draw:style-name="gr16" draw:text-style-name="P1" draw:layer="layout" svg:x1="18.1cm" svg:y1="11.4cm" svg:x2="18.1cm" svg:y2="10.8cm">
          <text:p/>
        </draw:line>
        <draw:frame draw:style-name="gr11" draw:text-style-name="P5" draw:layer="layout" svg:width="3.3cm" svg:height="0.573cm" svg:x="18cm" svg:y="10.807cm">
          <draw:text-box>
            <text:p text:style-name="P5"><text:span text:style-name="T3">PARTSYNC replies</text:span></text:p>
          </draw:text-box>
        </draw:frame>
        <draw:custom-shape draw:style-name="gr3" draw:text-style-name="P3" draw:layer="layout" svg:width="1.1cm" svg:height="0.6cm" draw:transform="rotate (1.5707963267949) translate (22.4cm 13cm)">
          <text:p text:style-name="P3"><text:span text:style-name="T2">R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cm" svg:height="2.7cm" svg:x="18.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5.1cm" svg:height="0.975cm" svg:x="18.2cm" svg:y="16.025cm">
          <draw:text-box>
            <text:p text:style-name="P6"><text:span text:style-name="T1">Table open thread</text:span></text:p>
          </draw:text-box>
        </draw:frame>
        <draw:custom-shape draw:style-name="gr3" draw:text-style-name="P3" draw:layer="layout" svg:width="1.1cm" svg:height="0.6cm" draw:transform="rotate (1.5707963267949) translate (22.4cm 14.9cm)">
          <text:p text:style-name="P3"><text:span text:style-name="T2">R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2.7cm" svg:y1="13cm" svg:x2="22.7cm" svg:y2="13.8cm">
          <text:p/>
        </draw:line>
        <draw:line draw:style-name="gr15" draw:text-style-name="P1" draw:layer="layout" svg:x1="22.7cm" svg:y1="11.6cm" svg:x2="20cm" svg:y2="11.6cm">
          <text:p/>
        </draw:line>
        <draw:line draw:style-name="gr5" draw:text-style-name="P1" draw:layer="layout" svg:x1="22.7cm" svg:y1="11.6cm" svg:x2="22.7cm" svg:y2="11.9cm">
          <text:p/>
        </draw:line>
        <draw:custom-shape draw:style-name="gr17" draw:text-style-name="P4" draw:layer="layout" svg:width="5.1cm" svg:height="1.1cm" svg:x="13.3cm" svg:y="12.9cm">
          <text:p text:style-name="P4">Shared tablespa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6.5cm" svg:y1="11.9cm" svg:x2="16.9cm" svg:y2="11.9cm">
          <text:p/>
        </draw:line>
        <draw:line draw:style-name="gr15" draw:text-style-name="P1" draw:layer="layout" svg:x1="16.5cm" svg:y1="11.9cm" svg:x2="16.5cm" svg:y2="12.9cm">
          <text:p/>
        </draw:line>
        <draw:frame draw:style-name="gr13" draw:text-style-name="P8" draw:layer="layout" svg:width="1.8cm" svg:height="0.735cm" draw:transform="rotate (1.5707963267949) translate (16.065cm 13.1cm)">
          <draw:text-box>
            <text:p text:style-name="P8"><text:span text:style-name="T5">Read-only</text:span></text:p>
          </draw:text-box>
        </draw:frame>
        <draw:frame draw:style-name="gr2" draw:text-style-name="P6" draw:layer="layout" svg:width="4.7cm" svg:height="0.975cm" svg:x="23.7cm" svg:y="4.5cm">
          <draw:text-box>
            <text:p text:style-name="P6"><text:span text:style-name="T1">Log distribution</text:span></text:p>
          </draw:text-box>
        </draw:frame>
        <draw:custom-shape draw:style-name="gr3" draw:text-style-name="P3" draw:layer="layout" svg:width="1.1cm" svg:height="0.6cm" draw:transform="rotate (1.5707963267949) translate (23.2cm 5.1cm)">
          <text:p text:style-name="P3"><text:span text:style-name="T2">XP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draw:transform="rotate (1.5707963267949) translate (23.2cm 7.7cm)">
          <text:p text:style-name="P3"><text:span text:style-name="T2">X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3.5cm" svg:y1="5.1cm" svg:x2="23.5cm" svg:y2="6.6cm">
          <text:p/>
        </draw:line>
        <draw:custom-shape draw:style-name="gr8" draw:text-style-name="P10" draw:layer="layout" svg:width="1.2cm" svg:height="0.4cm" svg:x="22.3cm" svg:y="8cm">
          <text:p text:style-name="P9"><text:span text:style-name="T6">Log</text:span></text:p>
          <draw:enhanced-geometry svg:viewBox="0 0 21600 21600" draw:text-areas="0 0 21600 21600" draw:type="pentagon-right" draw:modifiers="17678.178789561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23.5cm" svg:y1="7.7cm" svg:x2="23.5cm" svg:y2="8.2cm">
          <text:p/>
        </draw:line>
        <draw:line draw:style-name="gr5" draw:text-style-name="P1" draw:layer="layout" svg:x1="23.5cm" svg:y1="4cm" svg:x2="23.5cm" svg:y2="2.6cm">
          <text:p/>
        </draw:line>
        <draw:line draw:style-name="gr5" draw:text-style-name="P1" draw:layer="layout" svg:x1="22.7cm" svg:y1="15cm" svg:x2="21.9cm" svg:y2="15cm">
          <text:p/>
        </draw:line>
        <draw:custom-shape draw:style-name="gr18" draw:text-style-name="P3" draw:layer="layout" svg:width="3.5cm" svg:height="1cm" svg:x="18.4cm" svg:y="14.9cm">
          <text:p text:style-name="P3"><text:span text:style-name="T2">Table open 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2cm" svg:y1="15cm" svg:x2="18.4cm" svg:y2="15cm">
          <text:p/>
        </draw:line>
        <draw:line draw:style-name="gr9" draw:text-style-name="P1" draw:layer="layout" svg:x1="18.4cm" svg:y1="7.425cm" svg:x2="19cm" svg:y2="7.425cm">
          <text:p/>
        </draw:line>
        <draw:custom-shape draw:style-name="gr8" draw:text-style-name="P10" draw:layer="layout" svg:width="2.2cm" svg:height="0.4cm" svg:x="18.8cm" svg:y="7.225cm">
          <text:p text:style-name="P9"><text:span text:style-name="T6"><text:s text:c="2"/></text:span><text:span text:style-name="T6">Main Reply</text:span></text:p>
          <draw:enhanced-geometry svg:viewBox="0 0 21600 21600" draw:text-areas="0 0 21600 21600" draw:mirror-horizontal="true" draw:mirror-vertical="false" draw:type="pentagon-right" draw:modifiers="19470.422535211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3" draw:text-style-name="P8" draw:layer="layout" svg:width="1.8cm" svg:height="0.735cm" svg:x="16.8cm" svg:y="14.965cm">
          <draw:text-box>
            <text:p text:style-name="P8"><text:span text:style-name="T5">Read-write</text:span></text:p>
          </draw:text-box>
        </draw:frame>
        <draw:frame draw:style-name="gr13" draw:text-style-name="P8" draw:layer="layout" svg:width="3.5cm" svg:height="1.217cm" svg:x="23cm" svg:y="14.3cm">
          <draw:text-box>
            <text:p text:style-name="P8"><text:span text:style-name="T5">Lockfree synchronization of table open requests and tablespace resizing</text:span></text:p>
          </draw:text-box>
        </draw:frame>
        <draw:custom-shape draw:style-name="gr12" draw:text-style-name="P1" draw:layer="layout" svg:width="9.7cm" svg:height="2.6cm" svg:x="1.6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1" draw:layer="layout" svg:width="7.7cm" svg:height="1.699cm" svg:x="3.2cm" svg:y="10.301cm">
          <draw:text-box>
            <text:p text:style-name="P11"><text:span text:style-name="T1">Read worker threads (multiple)</text:span></text:p>
          </draw:text-box>
        </draw:frame>
        <draw:line draw:style-name="gr15" draw:text-style-name="P1" draw:layer="layout" svg:x1="22.7cm" svg:y1="14.9cm" svg:x2="22.7cm" svg:y2="15cm">
          <text:p/>
        </draw:line>
        <draw:line draw:style-name="gr19" draw:text-style-name="P1" draw:layer="layout" svg:x1="23.5cm" svg:y1="5.9cm" svg:x2="25cm" svg:y2="5.9cm">
          <text:p/>
        </draw:line>
        <draw:custom-shape draw:style-name="gr20" draw:text-style-name="P12" draw:layer="layout" svg:width="3.2cm" svg:height="1.1cm" svg:x="25cm" svg:y="5.4cm">
          <text:p text:style-name="P12"><text:span text:style-name="T7">Persistent</text:span></text:p>
          <text:p text:style-name="P12"><text:span text:style-name="T7">Log 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17.2cm" svg:y1="14cm" svg:x2="17.2cm" svg:y2="15cm">
          <text:p/>
        </draw:line>
        <draw:frame draw:style-name="gr13" draw:text-style-name="P8" draw:layer="layout" svg:width="2.7cm" svg:height="0.895cm" svg:x="20.1cm" svg:y="11.6cm">
          <draw:text-box>
            <text:p text:style-name="P8"><text:span text:style-name="T5">Open table if not already open</text:span></text:p>
          </draw:text-box>
        </draw:frame>
        <draw:line draw:style-name="gr16" draw:text-style-name="P1" draw:layer="layout" svg:x1="22.8cm" svg:y1="15.5cm" svg:x2="22.8cm" svg:y2="14.9cm">
          <text:p/>
        </draw:line>
        <draw:line draw:style-name="gr10" draw:text-style-name="P1" draw:layer="layout" svg:x1="21.9cm" svg:y1="15.5cm" svg:x2="22.8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2T03:43:26</meta:creation-date>
    <dc:date>2013-04-22T04:51:59</dc:date>
    <meta:editing-duration>PT53M32S</meta:editing-duration>
    <meta:editing-cycles>38</meta:editing-cycles>
    <meta:generator>LibreOffice/3.6$Linux_X86_64 LibreOffice_project/360m1$Build-2</meta:generator>
    <meta:document-statistic meta:object-count="70"/>
  </office:meta>
</office:document-meta>
</file>